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fo:font-size="12pt" officeooo:rsid="001ec5ef" officeooo:paragraph-rsid="001ec5ef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font-name-asian="Times New Roman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Times New Roman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auto"/>
      <style:text-properties style:font-name-asian="Times New Roman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officeooo:rsid="001ec5ef" officeooo:paragraph-rsid="001ec5ef" style:font-size-asian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ec5ef" style:font-size-asian="12pt" style:language-asian="ko" style:country-asian="KR"/>
    </style:style>
    <style:style style:name="T5" style:family="text">
      <style:text-properties fo:font-size="12pt" officeooo:rsid="001f5a0b" style:font-size-asian="12pt"/>
    </style:style>
    <style:style style:name="T6" style:family="text">
      <style:text-properties officeooo:rsid="001f5a0b"/>
    </style:style>
    <style:style style:name="T7" style:family="text">
      <style:text-properties officeooo:rsid="0020bf01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3"/></text:p>
      <text:p text:style-name="Standard"/>
      <text:p text:style-name="Standard"><text:span text:style-name="T1"><text:s text:c="65"/></text:span><text:span text:style-name="T2">COVER <text:s/>PAGE</text:span></text:p>
      <text:h text:style-name="Heading_20_1" text:outline-level="1"><text:span text:style-name="T1"><text:s text:c="47"/></text:span>CS323 Programming Assignments</text:h>
      <text:p text:style-name="P1"/>
      <text:p text:style-name="P1"/>
      <text:p text:style-name="P7"><text:span text:style-name="T3"><text:s text:c="2"/></text:span><text:span text:style-name="T4">Andres Imperial</text:span></text:p>
      <text:p text:style-name="P2"/>
      <text:p text:style-name="P4"/>
      <text:p text:style-name="P3">Assignment 1: Lexical Analyzer</text:p>
      <text:p text:style-name="P4"/>
      <text:p text:style-name="P4"/>
      <text:p text:style-name="P3">Due: October 2nd</text:p>
      <text:p text:style-name="P4"/>
      <text:p text:style-name="P4"/>
      <text:p text:style-name="P3">Turned in: October <text:span text:style-name="T7">2nd</text:span></text:p>
      <text:p text:style-name="P6"><text:s text:c="2"/></text:p>
      <text:p text:style-name="P4"/>
      <text:p text:style-name="P7"><text:span text:style-name="T3">Executable FileName [ <text:s text:c="3"/></text:span><text:span text:style-name="T5">Lexerfy</text:span><text:span text:style-name="T3"> <text:s text:c="5"/>]</text:span></text:p>
      <text:p text:style-name="P4"/>
      <text:p text:style-name="P4"/>
      <text:p text:style-name="P4"/>
      <text:p text:style-name="P3">Lab Room: N/A</text:p>
      <text:p text:style-name="P4"/>
      <text:p text:style-name="P4"/>
      <text:p text:style-name="P4"/>
      <text:p text:style-name="P3">OS: Linux Mint <text:span text:style-name="T6">18 ‘Sarah’</text:span> 64bit</text:p>
      <text:p text:style-name="P5"><draw:line text:anchor-type="char" draw:z-index="0" draw:style-name="gr1" draw:text-style-name="P12" svg:x1="-0.0689in" svg:y1="0.1409in" svg:x2="6.1811in" svg:y2="0.1409in"><text:p/></draw:line> <text:s text:c="2"/></text:p>
      <text:p text:style-name="P1"/>
      <text:p text:style-name="P1"/>
      <text:p text:style-name="P1">GRADE:</text:p>
      <text:p text:style-name="P1"/>
      <text:p text:style-name="P1"/>
      <text:p text:style-name="P1"/>
      <text:p text:style-name="P1"/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Batang" style:font-family-asian="Batang, 바탕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 PAGE</dc:title>
    <meta:initial-creator>ECS</meta:initial-creator>
    <meta:creation-date>2010-09-08T14:19:00</meta:creation-date>
    <dc:date>2016-10-01T10:42:38.547165613</dc:date>
    <meta:print-date>2015-02-02T16:27:00</meta:print-date>
    <meta:editing-cycles>8</meta:editing-cycles>
    <meta:editing-duration>PT1H16M38S</meta:editing-duration>
    <meta:generator>LibreOffice/5.1.4.2$Linux_X86_64 LibreOffice_project/10m0$Build-2</meta:generator>
    <meta:document-statistic meta:table-count="0" meta:image-count="0" meta:object-count="0" meta:page-count="1" meta:paragraph-count="14" meta:word-count="34" meta:character-count="343" meta:non-whitespace-character-count="189"/>
  </office:meta>
</office:document-meta>
</file>